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3.627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3.473cm"/>
    </style:style>
    <style:style style:name="co13" style:family="table-column">
      <style:table-column-properties fo:break-before="auto" style:column-width="3.551cm"/>
    </style:style>
    <style:style style:name="co14" style:family="table-column">
      <style:table-column-properties fo:break-before="auto" style:column-width="3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order-left="0.002cm solid #000000" fo:border-right="0.002cm solid #000000" fo:border-top="none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 AP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7" office:value-type="string">
            <text:p>Blinding Spee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temporary speed buff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Perfect Strik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« teleport » to the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ast Metabolism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life rege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pell Shield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pel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2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"/>
          <table:table-cell table:style-name="ce8" office:value-type="string">
            <text:p>Sword Training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3"/>
          <table:table-cell table:style-name="ce12"/>
          <table:table-cell table:style-name="ce13" office:value-type="string">
            <text:p>Increases damage with swor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Knif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c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mac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attack with weapon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Archery</text:p>
          </table:table-cell>
          <table:table-cell table:style-name="ce7" office:value-type="string">
            <text:p>Pinning Sh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pin the target to the ground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Aim</text:p>
          </table:table-cell>
          <table:table-cell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3" table:number-columns-repeated="4"/>
          <table:table-cell table:style-name="ce12" office:value-type="float" office:value="30">
            <text:p>30</text:p>
          </table:table-cell>
          <table:table-cell table:style-name="ce13" office:value-type="string">
            <text:p>-fire speed; +attack; +crit; +apr; +dam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Point Blank Shot</text:p>
          </table:table-cell>
          <table:table-cell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allows firing at shorter rang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Critical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guaranted critical damag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Scatter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stun zon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Rapid Shots</text:p>
          </table:table-cell>
          <table:table-cell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3" table:number-columns-repeated="4"/>
          <table:table-cell table:style-name="ce12" office:value-type="float" office:value="30">
            <text:p>30</text:p>
          </table:table-cell>
          <table:table-cell table:style-name="ce13" office:value-type="string">
            <text:p>+fire speed; -crit; -apr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Cripling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reduce target movement speed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Ammo Creation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 office:value-type="float" office:value="200">
            <text:p>200</text:p>
          </table:table-cell>
          <table:table-cell table:style-name="ce13" office:value-type="string">
            <text:p>forage for materials and try to create ammo for your current weapon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rchery – Bow</text:p>
          </table:table-cell>
          <table:table-cell office:value-type="string">
            <text:p>Bow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damage with bows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Piercing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beam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Dual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Fires two arrows, hitting the target and an other one close to it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Volley of Arrows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fires multiple arrows to the target zon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rchery – Sling</text:p>
          </table:table-cell>
          <table:table-cell office:value-type="string">
            <text:p>Sling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damage with slings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/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Inertial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fires a shot to not only damage but also knock back the target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Multisho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fires multiple shots to the same target but at reduced attack and damage for each on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Heavy Armo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8">
            <text:p>18</text:p>
          </table:table-cell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 table:number-rows-repeated="4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/>
          <table:table-cell table:style-name="Default" table:number-columns-repeated="6"/>
          <table:table-cell/>
          <table:table-cell table:style-name="Default"/>
          <table:table-cell/>
          <table:table-cell table:style-name="ce13" table:number-columns-repeated="246"/>
          <table:table-cell table:number-columns-repeated="768"/>
        </table:table-row>
        <table:table-row table:style-name="ro1" table:number-rows-repeated="2">
          <table:table-cell table:style-name="ce2"/>
          <table:table-cell table:number-columns-repeated="8"/>
          <table:table-cell table:style-name="ce13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3])" office:value-type="float" office:value="315">
            <text:p>315</text:p>
          </table:table-cell>
          <table:table-cell table:number-columns-repeated="1021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16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7" table:number-columns-repeated="2" table:default-cell-style-name="ce26"/>
        <table:table-column table:style-name="co7" table:number-columns-repeated="1016" table:default-cell-style-name="ce29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5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2hweapon – offense</text:p>
          </table:table-cell>
          <table:table-cell table:style-name="ce21" office:value-type="string">
            <text:p>Berserker</text:p>
          </table:table-cell>
          <table:table-cell table:style-name="ce21" office:value-type="string">
            <text:p>Death Danse</text:p>
          </table:table-cell>
          <table:table-cell table:style-name="ce21" office:value-type="string">
            <text:p>Warshout</text:p>
          </table:table-cell>
          <table:table-cell table:style-name="ce21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2hweapon – crippling</text:p>
          </table:table-cell>
          <table:table-cell table:style-name="ce21" office:value-type="string">
            <text:p>Stunning Blow</text:p>
          </table:table-cell>
          <table:table-cell table:style-name="ce21" office:value-type="string">
            <text:p>Sunder Armour</text:p>
          </table:table-cell>
          <table:table-cell table:style-name="ce21" office:value-type="string">
            <text:p>Sunder Arms</text:p>
          </table:table-cell>
          <table:table-cell table:style-name="ce21" office:value-type="string">
            <text:p>Crush</text:p>
          </table:table-cell>
          <table:table-cell table:number-columns-repeated="1019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Weapon &amp; Shield – offense</text:p>
          </table:table-cell>
          <table:table-cell table:style-name="ce21" office:value-type="string">
            <text:p>Shield Pummel</text:p>
          </table:table-cell>
          <table:table-cell table:style-name="ce21" office:value-type="string">
            <text:p>Riposte</text:p>
          </table:table-cell>
          <table:table-cell table:style-name="ce21" office:value-type="string">
            <text:p>Overpower</text:p>
          </table:table-cell>
          <table:table-cell table:style-name="ce21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Weapon &amp; Shield – defense</text:p>
          </table:table-cell>
          <table:table-cell table:style-name="ce21" office:value-type="string">
            <text:p>Shield Wall</text:p>
          </table:table-cell>
          <table:table-cell table:style-name="ce21" office:value-type="string">
            <text:p>Repulsion</text:p>
          </table:table-cell>
          <table:table-cell table:style-name="ce21" office:value-type="string">
            <text:p>Shield Expertise</text:p>
          </table:table-cell>
          <table:table-cell table:style-name="ce21" office:value-type="string">
            <text:p>Last Stand</text:p>
          </table:table-cell>
          <table:table-cell table:number-columns-repeated="1019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Dualwield</text:p>
          </table:table-cell>
          <table:table-cell table:style-name="ce21" office:value-type="string">
            <text:p>Dual training</text:p>
          </table:table-cell>
          <table:table-cell table:style-name="ce21" office:value-type="string">
            <text:p>Dual defense</text:p>
          </table:table-cell>
          <table:table-cell table:style-name="ce21" office:value-type="string">
            <text:p>Precision</text:p>
          </table:table-cell>
          <table:table-cell table:style-name="ce21" office:value-type="string">
            <text:p>Momentum</text:p>
          </table:table-cell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style-name="ce21" office:value-type="string">
            <text:p>Dual Strike</text:p>
          </table:table-cell>
          <table:table-cell table:style-name="ce21" office:value-type="string">
            <text:p>Flurry</text:p>
          </table:table-cell>
          <table:table-cell table:style-name="ce21" office:value-type="string">
            <text:p>Sweep</text:p>
          </table:table-cell>
          <table:table-cell table:style-name="ce21" office:value-type="string">
            <text:p>Whirlwind</text:p>
          </table:table-cell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style-name="ce22" table:number-columns-repeated="2"/>
          <table:table-cell/>
          <table:table-cell table:style-name="ce22"/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number-columns-repeated="5"/>
          <table:table-cell table:style-name="ce27"/>
          <table:table-cell table:number-columns-repeated="1017"/>
        </table:table-row>
        <table:table-row table:style-name="ro2">
          <table:table-cell table:style-name="ce17" office:value-type="string">
            <text:p>Combat Techniques – active</text:p>
          </table:table-cell>
          <table:table-cell table:style-name="ce21" office:value-type="string">
            <text:p>Precise Striking</text:p>
          </table:table-cell>
          <table:table-cell table:style-name="ce21" office:value-type="string">
            <text:p>Blinding Speed</text:p>
          </table:table-cell>
          <table:table-cell table:style-name="ce21" office:value-type="string">
            <text:p>Perfect Strike</text:p>
          </table:table-cell>
          <table:table-cell table:style-name="ce21" office:value-type="string">
            <text:p>Rush</text:p>
          </table:table-cell>
          <table:table-cell table:number-columns-repeated="1019"/>
        </table:table-row>
        <table:table-row table:style-name="ro2">
          <table:table-cell table:style-name="ce17" office:value-type="string">
            <text:p>Combat Techniques – passive</text:p>
          </table:table-cell>
          <table:table-cell table:style-name="ce21" office:value-type="string">
            <text:p>Quick Recovery</text:p>
          </table:table-cell>
          <table:table-cell table:style-name="ce21" office:value-type="string">
            <text:p>Fast Metabolism</text:p>
          </table:table-cell>
          <table:table-cell table:style-name="ce24" office:value-type="string">
            <text:p>Spell Shield</text:p>
          </table:table-cell>
          <table:table-cell table:style-name="ce21" office:value-type="string">
            <text:p>Unending Frenzy</text:p>
          </table:table-cell>
          <table:table-cell table:number-columns-repeated="1019"/>
        </table:table-row>
        <table:table-row table:style-name="ro2">
          <table:table-cell table:style-name="ce18"/>
          <table:table-cell table:style-name="ce22"/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Combat training</text:p>
          </table:table-cell>
          <table:table-cell table:style-name="ce21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18"/>
          <table:table-cell table:style-name="ce21" office:value-type="string">
            <text:p>Heavy Armour</text:p>
          </table:table-cell>
          <table:table-cell table:style-name="ce21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 office:value-type="string">
            <text:p>Sword Training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Axe Training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Mace Training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Knife Trainin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rchery – Bow</text:p>
          </table:table-cell>
          <table:table-cell office:value-type="string">
            <text:p>Bow Training</text:p>
          </table:table-cell>
          <table:table-cell office:value-type="string">
            <text:p>Piercing Shot</text:p>
          </table:table-cell>
          <table:table-cell office:value-type="string">
            <text:p>Dual Shot</text:p>
          </table:table-cell>
          <table:table-cell office:value-type="string">
            <text:p>Volley of Arrow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 – Sling</text:p>
          </table:table-cell>
          <table:table-cell office:value-type="string">
            <text:p>Sling Training</text:p>
          </table:table-cell>
          <table:table-cell/>
          <table:table-cell office:value-type="string">
            <text:p>Inertial Shot</text:p>
          </table:table-cell>
          <table:table-cell office:value-type="string">
            <text:p>Multisho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</text:p>
          </table:table-cell>
          <table:table-cell office:value-type="string">
            <text:p>Point Blank Shot</text:p>
          </table:table-cell>
          <table:table-cell office:value-type="string">
            <text:p>Aim</text:p>
          </table:table-cell>
          <table:table-cell office:value-type="string">
            <text:p>Rapid Fire</text:p>
          </table:table-cell>
          <table:table-cell office:value-type="string">
            <text:p>Critical Shot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mmo Creation</text:p>
          </table:table-cell>
          <table:table-cell office:value-type="string">
            <text:p>Crippling Shot</text:p>
          </table:table-cell>
          <table:table-cell office:value-type="string">
            <text:p>Scatter Shot</text:p>
          </table:table-cell>
          <table:table-cell office:value-type="string">
            <text:p>Pinning Shot</text:p>
          </table:table-cell>
          <table:table-cell table:number-columns-repeated="1019"/>
        </table:table-row>
        <table:table-row table:style-name="ro2" table:number-rows-repeated="65490">
          <table:table-cell table:number-columns-repeated="1024"/>
        </table:table-row>
        <table:table-row table:style-name="ro2" table:number-rows-repeated="10">
          <table:table-cell/>
          <table:table-cell table:style-name="ce23" table:number-columns-repeated="5"/>
          <table:table-cell table:number-columns-repeated="1018"/>
        </table:table-row>
        <table:table-row table:style-name="ro2">
          <table:table-cell/>
          <table:table-cell table:style-name="ce23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4">24/02/2010</text:date>, <text:time>18:1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2-24T18:12:18</dc:date>
    <dc:language>fr-FR</dc:language>
    <meta:editing-cycles>138</meta:editing-cycles>
    <meta:editing-duration>PT74H23M30S</meta:editing-duration>
    <dc:creator>Nicolas Casalini</dc:creator>
    <meta:document-statistic meta:table-count="2" meta:cell-count="394" meta:object-count="0"/>
    <meta:user-defined meta:name="Info 1"/>
    <meta:user-defined meta:name="Info 2"/>
    <meta:user-defined meta:name="Info 3"/>
    <meta:user-defined meta:name="Info 4"/>
  </office:meta>
</office:document-meta>
</file>